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Alejandro Hernandez Dubon  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6-02-03</text:p><text:p text:style-name="P13"><text:span text:style-name="T4"><text:s text:c="3"/>Año</text:span>: 2016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0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tua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Espiritu de Trabajo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n y Presentac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dad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a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to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Valores Espiritual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ias Faltado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